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2.3528in" fo:break-before="auto" style:use-optimal-row-height="true"/>
    </style:style>
    <style:style style:name="ro7" style:family="table-row">
      <style:table-row-properties style:row-height="2.0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1.4193in" fo:break-before="auto" style:use-optimal-row-height="true"/>
    </style:style>
    <style:style style:name="ro12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transparent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transparent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<text:a xlink:href="https://bulbapedia.bulbagarden.net/wiki/Mom_(Johto)" xlink:type="simple">Mom</text:a>* </text:p>
          </table:table-cell>
          <table:table-cell office:value-type="string" calcext:value-type="string">
            <text:p><text:a xlink:href="https://bulbapedia.bulbagarden.net/wiki/New_Bark_Town" xlink:type="simple">New Bark Town</text:a> </text:p>
          </table:table-cell>
          <table:table-cell table:style-name="ce2"/>
          <table:table-cell office:value-type="string" calcext:value-type="string">
            <text:p>Saves the player's money and buys items.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Professor_Elm" xlink:type="simple">Professor Elm</text:a>* </text:p>
          </table:table-cell>
          <table:table-cell office:value-type="string" calcext:value-type="string">
            <text:p><text:a xlink:href="https://bulbapedia.bulbagarden.net/wiki/New_Bark_Town" xlink:type="simple">New Bark Town</text:a> </text:p>
          </table:table-cell>
          <table:table-cell table:style-name="ce2"/>
          <table:table-cell office:value-type="string" calcext:value-type="string">
            <text:p>Calls about major events. </text:p>
          </table:table-cell>
        </table:table-row>
        <table:table-row table:style-name="ro3">
          <table:table-cell office:value-type="string" calcext:value-type="string">
            <text:p><text:a xlink:href="https://bulbapedia.bulbagarden.net/wiki/Professor_Oak" xlink:type="simple">Professor Oak</text:a> </text:p>
          </table:table-cell>
          <table:table-cell office:value-type="string" calcext:value-type="string">
            <text:p><text:a xlink:href="https://bulbapedia.bulbagarden.net/wiki/Pallet_Town" xlink:type="simple">Pallet Town</text:a> </text:p>
          </table:table-cell>
          <table:table-cell table:style-name="ce2"/>
          <table:table-cell office:value-type="string" calcext:value-type="string">
            <text:p>Gives phone number when first met at <text:a xlink:href="https://bulbapedia.bulbagarden.net/wiki/Mr._Pokémon" xlink:type="simple">Mr. Pokémon</text:a>'s house; call him to have <text:a xlink:href="https://bulbapedia.bulbagarden.net/wiki/Pokédex" xlink:type="simple">Pokédex</text:a> rated.<text:a xlink:href="https://bulbapedia.bulbagarden.net/wiki/Pokémon_HeartGold_and_SoulSilver_Versions" xlink:type="simple">HGSS</text:a> </text:p>
          </table:table-cell>
        </table:table-row>
        <table:table-row table:style-name="ro4">
          <table:table-cell office:value-type="string" calcext:value-type="string">
            <text:p><text:a xlink:href="https://bulbapedia.bulbagarden.net/wiki/Youngster_(Trainer_class)" xlink:type="simple">Youngster</text:a> <text:a xlink:href="https://bulbapedia.bulbagarden.net/wiki/Joey" xlink:type="simple">Joey</text:a> </text:p>
          </table:table-cell>
          <table:table-cell office:value-type="string" calcext:value-type="string">
            <text:p><text:a xlink:href="https://bulbapedia.bulbagarden.net/wiki/Johto_Route_30" xlink:type="simple">Route 30</text:a> </text:p>
          </table:table-cell>
          <table:table-cell office:value-type="string" calcext:value-type="string">
            <text:p>Monday afternoon </text:p>
          </table:table-cell>
          <table:table-cell office:value-type="string" calcext:value-type="string">
            <text:p>Gives away <text:a xlink:href="https://bulbapedia.bulbagarden.net/wiki/HP_Up" xlink:type="simple">HP Up</text:a> after defeating him in a rematch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4">
          <table:table-cell office:value-type="string" calcext:value-type="string">
            <text:p><text:a xlink:href="https://bulbapedia.bulbagarden.net/wiki/Bug_Catcher_(Trainer_class)" xlink:type="simple">Bug Catcher</text:a> Wade </text:p>
          </table:table-cell>
          <table:table-cell office:value-type="string" calcext:value-type="string">
            <text:p><text:a xlink:href="https://bulbapedia.bulbagarden.net/wiki/Johto_Route_31" xlink:type="simple">Route 31</text:a> </text:p>
          </table:table-cell>
          <table:table-cell office:value-type="string" calcext:value-type="string">
            <text:p>Tuesday night </text:p>
          </table:table-cell>
          <table:table-cell office:value-type="string" calcext:value-type="string">
            <text:p>Reminds player of the <text:a xlink:href="https://bulbapedia.bulbagarden.net/wiki/Bug-Catching_Contest" xlink:type="simple">Bug-Catching Contest</text:a>. Gives away <text:a xlink:href="https://bulbapedia.bulbagarden.net/wiki/Berry" xlink:type="simple">Berries</text:a>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Picnicker_(Trainer_class)" xlink:type="simple">Picnicker</text:a> Liz </text:p>
          </table:table-cell>
          <table:table-cell office:value-type="string" calcext:value-type="string">
            <text:p><text:a xlink:href="https://bulbapedia.bulbagarden.net/wiki/Johto_Route_32" xlink:type="simple">Route 32</text:a> </text:p>
          </table:table-cell>
          <table:table-cell office:value-type="string" calcext:value-type="string">
            <text:p>Thursday afternoon </text:p>
          </table:table-cell>
          <table:table-cell table:style-name="ce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bulbapedia.bulbagarden.net/wiki/Fisherman_(Trainer_class)" xlink:type="simple">Fisherman</text:a> Ralph </text:p>
          </table:table-cell>
          <table:table-cell office:value-type="string" calcext:value-type="string">
            <text:p><text:a xlink:href="https://bulbapedia.bulbagarden.net/wiki/Johto_Route_32" xlink:type="simple">Route 32</text:a> </text:p>
          </table:table-cell>
          <table:table-cell office:value-type="string" calcext:value-type="string">
            <text:p>Wednesday morning </text:p>
          </table:table-cell>
          <table:table-cell office:value-type="string" calcext:value-type="string">
            <text:p>Calls during a <text:a xlink:href="https://bulbapedia.bulbagarden.net/wiki/Qwilfish_(Pokémon)" xlink:type="simple">Qwilfish</text:a> swarm<text:a xlink:href="https://bulbapedia.bulbagarden.net/wiki/Pokémon_Gold_and_Silver_Versions" xlink:type="simple">GS</text:a><text:a xlink:href="https://bulbapedia.bulbagarden.net/wiki/Pokémon_Crystal_Version" xlink:type="simple">C</text:a> </text:p>
          </table:table-cell>
        </table:table-row>
        <table:table-row table:style-name="ro5">
          <table:table-cell office:value-type="string" calcext:value-type="string">
            <text:p><text:a xlink:href="https://bulbapedia.bulbagarden.net/wiki/Hiker_(Trainer_class)" xlink:type="simple">Hiker</text:a> Anthony </text:p>
          </table:table-cell>
          <table:table-cell office:value-type="string" calcext:value-type="string">
            <text:p><text:a xlink:href="https://bulbapedia.bulbagarden.net/wiki/Johto_Route_33" xlink:type="simple">Route 33</text:a> </text:p>
          </table:table-cell>
          <table:table-cell office:value-type="string" calcext:value-type="string">
            <text:p>Friday night </text:p>
          </table:table-cell>
          <table:table-cell office:value-type="string" calcext:value-type="string">
            <text:p>Calls during a <text:a xlink:href="https://bulbapedia.bulbagarden.net/wiki/Dunsparce_(Pokémon)" xlink:type="simple">Dunsparce</text:a> swarm<text:a xlink:href="https://bulbapedia.bulbagarden.net/wiki/Pokémon_Gold_and_Silver_Versions" xlink:type="simple">GS</text:a><text:a xlink:href="https://bulbapedia.bulbagarden.net/wiki/Pokémon_Crystal_Version" xlink:type="simple">C</text:a> </text:p>
          </table:table-cell>
        </table:table-row>
        <table:table-row table:style-name="ro4">
          <table:table-cell office:value-type="string" calcext:value-type="string">
            <text:p>Poké Ball Creator <text:a xlink:href="https://bulbapedia.bulbagarden.net/wiki/Kurt" xlink:type="simple">Kurt</text:a> </text:p>
          </table:table-cell>
          <table:table-cell office:value-type="string" calcext:value-type="string">
            <text:p><text:a xlink:href="https://bulbapedia.bulbagarden.net/wiki/Azalea_Town" xlink:type="simple">Azalea Town</text:a> </text:p>
          </table:table-cell>
          <table:table-cell table:style-name="ce2"/>
          <table:table-cell office:value-type="string" calcext:value-type="string">
            <text:p>Calls to tell the player that their <text:a xlink:href="https://bulbapedia.bulbagarden.net/wiki/Poké_Ball" xlink:type="simple">Poké Balls</text:a> are ready<text:a xlink:href="https://bulbapedia.bulbagarden.net/wiki/Pokémon_HeartGold_and_SoulSilver_Versions" xlink:type="simple">HGSS</text:a> </text:p>
          </table:table-cell>
        </table:table-row>
        <table:table-row table:style-name="ro5">
          <table:table-cell office:value-type="string" calcext:value-type="string">
            <text:p><text:a xlink:href="https://bulbapedia.bulbagarden.net/wiki/Picnicker_(Trainer_class)" xlink:type="simple">Picnicker</text:a> Gina </text:p>
          </table:table-cell>
          <table:table-cell office:value-type="string" calcext:value-type="string">
            <text:p><text:a xlink:href="https://bulbapedia.bulbagarden.net/wiki/Johto_Route_34" xlink:type="simple">Route 34</text:a> </text:p>
          </table:table-cell>
          <table:table-cell office:value-type="string" calcext:value-type="string">
            <text:p>Sunday afternoon </text:p>
          </table:table-cell>
          <table:table-cell office:value-type="string" calcext:value-type="string">
            <text:p>Gives away <text:a xlink:href="https://bulbapedia.bulbagarden.net/wiki/Leaf_Stone" xlink:type="simple">Leaf Stones</text:a>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4">
          <table:table-cell office:value-type="string" calcext:value-type="string">
            <text:p><text:a xlink:href="https://bulbapedia.bulbagarden.net/wiki/Camper_(Trainer_class)" xlink:type="simple">Camper</text:a> Todd </text:p>
          </table:table-cell>
          <table:table-cell office:value-type="string" calcext:value-type="string">
            <text:p><text:a xlink:href="https://bulbapedia.bulbagarden.net/wiki/Johto_Route_34" xlink:type="simple">Route 34</text:a> </text:p>
          </table:table-cell>
          <table:table-cell office:value-type="string" calcext:value-type="string">
            <text:p>Saturday morning </text:p>
          </table:table-cell>
          <table:table-cell office:value-type="string" calcext:value-type="string">
            <text:p>Reminds player of the <text:a xlink:href="https://bulbapedia.bulbagarden.net/wiki/Goldenrod_Department_Store" xlink:type="simple">Goldenrod Department Store</text:a>'s <text:a xlink:href="https://bulbapedia.bulbagarden.net/wiki/Goldenrod_Department_Store#Rooftop" xlink:type="simple">bargain sale</text:a>.<text:a xlink:href="https://bulbapedia.bulbagarden.net/wiki/Pokémon_Crystal_Version" xlink:type="simple">C</text:a> </text:p>
          </table:table-cell>
        </table:table-row>
        <table:table-row table:style-name="ro4">
          <table:table-cell office:value-type="string" calcext:value-type="string">
            <text:p><text:a xlink:href="https://bulbapedia.bulbagarden.net/wiki/Youngster_(Trainer_class)" xlink:type="simple">Youngster</text:a> Ian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Johto_Route_34" xlink:type="simple">Route 34</text:a> </text:p>
          </table:table-cell>
          <table:table-cell office:value-type="string" calcext:value-type="string">
            <text:p>Saturday morning </text:p>
          </table:table-cell>
          <table:table-cell office:value-type="string" calcext:value-type="string">
            <text:p>Gives away <text:a xlink:href="https://bulbapedia.bulbagarden.net/wiki/Berry" xlink:type="simple">Berries</text:a> after defeating him in a rematch<text:a xlink:href="https://bulbapedia.bulbagarden.net/wiki/Pokémon_HeartGold_and_SoulSilver_Versions" xlink:type="simple">HGSS</text:a> </text:p>
          </table:table-cell>
        </table:table-row>
        <table:table-row table:style-name="ro2">
          <table:table-cell office:value-type="string" calcext:value-type="string">
            <text:p>Day Care Lady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Johto_Route_34" xlink:type="simple">Route 34</text:a> 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Day Care Man </text:p>
          </table:table-cell>
          <table:table-cell office:value-type="string" calcext:value-type="string">
            <text:p><text:a xlink:href="https://bulbapedia.bulbagarden.net/wiki/Johto_Route_34" xlink:type="simple">Route 34</text:a> </text:p>
          </table:table-cell>
          <table:table-cell table:style-name="ce2"/>
          <table:table-cell office:value-type="string" calcext:value-type="string">
            <text:p>Calls when Pokémon left at the <text:a xlink:href="https://bulbapedia.bulbagarden.net/wiki/Pokémon_Day_Care" xlink:type="simple">Day Care</text:a> produce an <text:a xlink:href="https://bulbapedia.bulbagarden.net/wiki/Pokémon_Egg" xlink:type="simple">Egg</text:a> if the player wishes him to*<text:a xlink:href="https://bulbapedia.bulbagarden.net/wiki/Pokémon_HeartGold_and_SoulSilver_Versions" xlink:type="simple">HGSS</text:a> </text:p>
          </table:table-cell>
        </table:table-row>
        <table:table-row table:style-name="ro6">
          <table:table-cell office:value-type="string" calcext:value-type="string">
            <text:p>Childhood Friend <text:a xlink:href="https://bulbapedia.bulbagarden.net/wiki/Ethan_(game)" xlink:type="simple">Ethan</text:a>/<text:a xlink:href="https://bulbapedia.bulbagarden.net/wiki/Lyra_(game)" xlink:type="simple">Lyra</text:a>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New_Bark_Town" xlink:type="simple">New Bark Town</text:a> </text:p>
          </table:table-cell>
          <table:table-cell table:style-name="ce2"/>
          <table:table-cell office:value-type="string" calcext:value-type="string">
            <text:p>Number is obtained from them when first visiting the Day Care Center on <text:a xlink:href="https://bulbapedia.bulbagarden.net/wiki/Johto_Route_34" xlink:type="simple">Route 34</text:a>; when contacted, they will give information on how certain Pokémon will react to different areas </text:p>
          </table:table-cell>
        </table:table-row>
        <table:table-row table:style-name="ro7">
          <table:table-cell office:value-type="string" calcext:value-type="string">
            <text:p><text:a xlink:href="https://bulbapedia.bulbagarden.net/wiki/Bill" xlink:type="simple">Bill</text:a> </text:p>
          </table:table-cell>
          <table:table-cell office:value-type="string" calcext:value-type="string">
            <text:p><text:a xlink:href="https://bulbapedia.bulbagarden.net/wiki/Goldenrod_City" xlink:type="simple">Goldenrod City</text:a> </text:p>
          </table:table-cell>
          <table:table-cell table:style-name="ce2"/>
          <table:table-cell office:value-type="string" calcext:value-type="string">
            <text:p>Calls when Bill's <text:a xlink:href="https://bulbapedia.bulbagarden.net/wiki/Pokémon_Storage_System" xlink:type="simple">PC box</text:a> is full<text:a xlink:href="https://bulbapedia.bulbagarden.net/wiki/Pokémon_Gold_and_Silver_Versions" xlink:type="simple">GS</text:a><text:a xlink:href="https://bulbapedia.bulbagarden.net/wiki/Pokémon_Crystal_Version" xlink:type="simple">C</text:a> or when every box is full.<text:a xlink:href="https://bulbapedia.bulbagarden.net/wiki/Pokémon_HeartGold_and_SoulSilver_Versions" xlink:type="simple">HGSS</text:a> Can be called to find out how much space is left in the current box<text:a xlink:href="https://bulbapedia.bulbagarden.net/wiki/Pokémon_Gold_and_Silver_Versions" xlink:type="simple">GS</text:a><text:a xlink:href="https://bulbapedia.bulbagarden.net/wiki/Pokémon_Crystal_Version" xlink:type="simple">C</text:a> or the entire storage system<text:a xlink:href="https://bulbapedia.bulbagarden.net/wiki/Pokémon_HeartGold_and_SoulSilver_Versions" xlink:type="simple">HGSS</text:a>. </text:p>
          </table:table-cell>
        </table:table-row>
        <table:table-row table:style-name="ro1">
          <table:table-cell office:value-type="string" calcext:value-type="string">
            <text:p><text:a xlink:href="https://bulbapedia.bulbagarden.net/wiki/Buena" xlink:type="simple">Buena</text:a> </text:p>
          </table:table-cell>
          <table:table-cell office:value-type="string" calcext:value-type="string">
            <text:p><text:a xlink:href="https://bulbapedia.bulbagarden.net/wiki/Goldenrod_City" xlink:type="simple">Goldenrod City</text:a> </text:p>
          </table:table-cell>
          <table:table-cell table:style-name="ce2"/>
          <table:table-cell office:value-type="string" calcext:value-type="string">
            <text:p>Obtainable after getting 30 <text:a xlink:href="https://bulbapedia.bulbagarden.net/wiki/Blue_Card" xlink:type="simple">Blue Card</text:a> points.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5">
          <table:table-cell office:value-type="string" calcext:value-type="string">
            <text:p><text:a xlink:href="https://bulbapedia.bulbagarden.net/wiki/Bug_Catcher_(Trainer_class)" xlink:type="simple">Bug Catcher</text:a> Arnie </text:p>
          </table:table-cell>
          <table:table-cell office:value-type="string" calcext:value-type="string">
            <text:p><text:a xlink:href="https://bulbapedia.bulbagarden.net/wiki/Johto_Route_35" xlink:type="simple">Route 35</text:a> </text:p>
          </table:table-cell>
          <table:table-cell office:value-type="string" calcext:value-type="string">
            <text:p>Tuesday morning </text:p>
          </table:table-cell>
          <table:table-cell office:value-type="string" calcext:value-type="string">
            <text:p>Calls during a <text:a xlink:href="https://bulbapedia.bulbagarden.net/wiki/Yanma_(Pokémon)" xlink:type="simple">Yanma</text:a> swarm.<text:a xlink:href="https://bulbapedia.bulbagarden.net/wiki/Pokémon_Gold_and_Silver_Versions" xlink:type="simple">GS</text:a><text:a xlink:href="https://bulbapedia.bulbagarden.net/wiki/Pokémon_Crystal_Version" xlink:type="simple">C</text:a>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Firebreather_(Trainer_class)" xlink:type="simple">Firebreather</text:a> Walt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Johto_Route_35" xlink:type="simple">Route 35</text:a> </text:p>
          </table:table-cell>
          <table:table-cell office:value-type="string" calcext:value-type="string">
            <text:p>Monday afternoon </text:p>
          </table:table-cell>
          <table:table-cell table:style-name="ce2" office:value-type="string" calcext:value-type="string">
            <text:p/>
          </table:table-cell>
        </table:table-row>
        <table:table-row table:style-name="ro8">
          <table:table-cell office:value-type="string" calcext:value-type="string">
            <text:p><text:a xlink:href="https://bulbapedia.bulbagarden.net/wiki/Juggler_(Trainer_class)" xlink:type="simple">Juggler</text:a> Irwin </text:p>
          </table:table-cell>
          <table:table-cell office:value-type="string" calcext:value-type="string">
            <text:p><text:a xlink:href="https://bulbapedia.bulbagarden.net/wiki/Johto_Route_35" xlink:type="simple">Route 35</text:a> </text:p>
          </table:table-cell>
          <table:table-cell table:number-columns-repeated="2"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bulbapedia.bulbagarden.net/wiki/Lass_(Trainer_class)" xlink:type="simple">Lass</text:a> Krise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National_Park" xlink:type="simple">National Park</text:a> </text:p>
          </table:table-cell>
          <table:table-cell office:value-type="string" calcext:value-type="string">
            <text:p>Sunday morning </text:p>
          </table:table-cell>
          <table:table-cell table:style-name="ce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bulbapedia.bulbagarden.net/wiki/Pokéfan_(Trainer_class)" xlink:type="simple">Pokéfan</text:a> Beverly </text:p>
          </table:table-cell>
          <table:table-cell office:value-type="string" calcext:value-type="string">
            <text:p><text:a xlink:href="https://bulbapedia.bulbagarden.net/wiki/National_Park" xlink:type="simple">National Park</text:a> </text:p>
          </table:table-cell>
          <table:table-cell table:style-name="ce2"/>
          <table:table-cell office:value-type="string" calcext:value-type="string">
            <text:p>Requires <text:a xlink:href="https://bulbapedia.bulbagarden.net/wiki/Marill_(Pokémon)" xlink:type="simple">Marill</text:a> in party<text:a xlink:href="https://bulbapedia.bulbagarden.net/wiki/Pokémon_Crystal_Version" xlink:type="simple">C</text:a>: Gives away <text:a xlink:href="https://bulbapedia.bulbagarden.net/wiki/Nugget" xlink:type="simple">Nuggets</text:a>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School_Kid_(Trainer_class)" xlink:type="simple">School Kid</text:a> Jack </text:p>
          </table:table-cell>
          <table:table-cell office:value-type="string" calcext:value-type="string">
            <text:p><text:a xlink:href="https://bulbapedia.bulbagarden.net/wiki/National_Park" xlink:type="simple">National Park</text:a> </text:p>
          </table:table-cell>
          <table:table-cell office:value-type="string" calcext:value-type="string">
            <text:p>Monday morning </text:p>
          </table:table-cell>
          <table:table-cell table:style-name="ce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bulbapedia.bulbagarden.net/wiki/School_Kid_(Trainer_class)" xlink:type="simple">School Kid</text:a> Alan </text:p>
          </table:table-cell>
          <table:table-cell office:value-type="string" calcext:value-type="string">
            <text:p><text:a xlink:href="https://bulbapedia.bulbagarden.net/wiki/Johto_Route_36" xlink:type="simple">Route 36</text:a> </text:p>
          </table:table-cell>
          <table:table-cell office:value-type="string" calcext:value-type="string">
            <text:p>Wednesday afternoon </text:p>
          </table:table-cell>
          <table:table-cell office:value-type="string" calcext:value-type="string">
            <text:p>Gives away <text:a xlink:href="https://bulbapedia.bulbagarden.net/wiki/Fire_Stone" xlink:type="simple">Fire Stones</text:a>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9">
          <table:table-cell office:value-type="string" calcext:value-type="string">
            <text:p><text:a xlink:href="https://bulbapedia.bulbagarden.net/wiki/Lass_(Trainer_class)" xlink:type="simple">Lass</text:a> Dana </text:p>
          </table:table-cell>
          <table:table-cell office:value-type="string" calcext:value-type="string">
            <text:p><text:a xlink:href="https://bulbapedia.bulbagarden.net/wiki/Johto_Route_38" xlink:type="simple">Route 38</text:a> </text:p>
          </table:table-cell>
          <table:table-cell office:value-type="string" calcext:value-type="string">
            <text:p>Thursday night </text:p>
          </table:table-cell>
          <table:table-cell office:value-type="string" calcext:value-type="string">
            <text:p>Calls during a <text:a xlink:href="https://bulbapedia.bulbagarden.net/wiki/Tauros_(Pokémon)" xlink:type="simple">Tauros</text:a> swarm<text:a xlink:href="https://bulbapedia.bulbagarden.net/wiki/Pokémon_Gold_and_Silver_Versions" xlink:type="simple">GS</text:a>, and gives away <text:a xlink:href="https://bulbapedia.bulbagarden.net/wiki/Thunder_Stone" xlink:type="simple">Thunderstones</text:a>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5">
          <table:table-cell office:value-type="string" calcext:value-type="string">
            <text:p><text:a xlink:href="https://bulbapedia.bulbagarden.net/wiki/School_Kid_(Trainer_class)" xlink:type="simple">School Kid</text:a> Chad </text:p>
          </table:table-cell>
          <table:table-cell office:value-type="string" calcext:value-type="string">
            <text:p><text:a xlink:href="https://bulbapedia.bulbagarden.net/wiki/Johto_Route_38" xlink:type="simple">Route 38</text:a> </text:p>
          </table:table-cell>
          <table:table-cell office:value-type="string" calcext:value-type="string">
            <text:p>Friday morning </text:p>
          </table:table-cell>
          <table:table-cell office:value-type="string" calcext:value-type="string">
            <text:p>Calls during a <text:a xlink:href="https://bulbapedia.bulbagarden.net/wiki/Snubbull_(Pokémon)" xlink:type="simple">Snubbull</text:a> swarm.<text:a xlink:href="https://bulbapedia.bulbagarden.net/wiki/Pokémon_Gold_and_Silver_Versions" xlink:type="simple">GS</text:a> </text:p>
          </table:table-cell>
        </table:table-row>
        <table:table-row table:style-name="ro4">
          <table:table-cell office:value-type="string" calcext:value-type="string">
            <text:p><text:a xlink:href="https://bulbapedia.bulbagarden.net/wiki/Pokéfan_(Trainer_class)" xlink:type="simple">Pokéfan</text:a> Derek </text:p>
          </table:table-cell>
          <table:table-cell office:value-type="string" calcext:value-type="string">
            <text:p><text:a xlink:href="https://bulbapedia.bulbagarden.net/wiki/Johto_Route_39" xlink:type="simple">Route 39</text:a> </text:p>
          </table:table-cell>
          <table:table-cell table:style-name="ce2"/>
          <table:table-cell office:value-type="string" calcext:value-type="string">
            <text:p>Requires <text:a xlink:href="https://bulbapedia.bulbagarden.net/wiki/Pikachu_(Pokémon)" xlink:type="simple">Pikachu</text:a> in party<text:a xlink:href="https://bulbapedia.bulbagarden.net/wiki/Pokémon_Crystal_Version" xlink:type="simple">C</text:a>: Gives away <text:a xlink:href="https://bulbapedia.bulbagarden.net/wiki/Nugget" xlink:type="simple">Nuggets</text:a>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Gentleman_(Trainer_class)" xlink:type="simple">Gentleman</text:a> Alfred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Glitter_Lighthouse" xlink:type="simple">Glitter Lighthouse</text:a> </text:p>
          </table:table-cell>
          <table:table-cell office:value-type="string" calcext:value-type="string">
            <text:p>Tuesday afternoon </text:p>
          </table:table-cell>
          <table:table-cell table:style-name="ce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bulbapedia.bulbagarden.net/wiki/Sailor_(Trainer_class)" xlink:type="simple">Sailor</text:a> Huey </text:p>
          </table:table-cell>
          <table:table-cell office:value-type="string" calcext:value-type="string">
            <text:p><text:a xlink:href="https://bulbapedia.bulbagarden.net/wiki/Glitter_Lighthouse" xlink:type="simple">Glitter Lighthouse</text:a> </text:p>
          </table:table-cell>
          <table:table-cell office:value-type="string" calcext:value-type="string">
            <text:p>Wednesday night </text:p>
          </table:table-cell>
          <table:table-cell office:value-type="string" calcext:value-type="string">
            <text:p>Gives away <text:a xlink:href="https://bulbapedia.bulbagarden.net/wiki/Protein" xlink:type="simple">Protein</text:a> after defeating him in a rematch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8">
          <table:table-cell office:value-type="string" calcext:value-type="string">
            <text:p><text:a xlink:href="https://bulbapedia.bulbagarden.net/wiki/Fisherman_(Trainer_class)" xlink:type="simple">Fisher</text:a> Chris<text:a xlink:href="https://bulbapedia.bulbagarden.net/wiki/Pokémon_Gold_and_Silver_Versions" xlink:type="simple">GS</text:a> </text:p>
          </table:table-cell>
          <table:table-cell office:value-type="string" calcext:value-type="string">
            <text:p><text:a xlink:href="https://bulbapedia.bulbagarden.net/wiki/Johto_Route_42" xlink:type="simple">Route 42</text:a> </text:p>
          </table:table-cell>
          <table:table-cell table:number-columns-repeated="2" table:style-name="ce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bulbapedia.bulbagarden.net/wiki/Fisherman_(Trainer_class)" xlink:type="simple">Fisherman</text:a> Tully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Johto_Route_42" xlink:type="simple">Route 42</text:a> </text:p>
          </table:table-cell>
          <table:table-cell office:value-type="string" calcext:value-type="string">
            <text:p>Sunday afternoon </text:p>
          </table:table-cell>
          <table:table-cell office:value-type="string" calcext:value-type="string">
            <text:p>Gives away <text:a xlink:href="https://bulbapedia.bulbagarden.net/wiki/Water_Stone" xlink:type="simple">Water Stones</text:a>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9">
          <table:table-cell office:value-type="string" calcext:value-type="string">
            <text:p><text:a xlink:href="https://bulbapedia.bulbagarden.net/wiki/Picnicker_(Trainer_class)" xlink:type="simple">Picnicker</text:a> Tiffany </text:p>
          </table:table-cell>
          <table:table-cell office:value-type="string" calcext:value-type="string">
            <text:p><text:a xlink:href="https://bulbapedia.bulbagarden.net/wiki/Johto_Route_43" xlink:type="simple">Route 43</text:a> </text:p>
          </table:table-cell>
          <table:table-cell office:value-type="string" calcext:value-type="string">
            <text:p>Tuesday afternoon </text:p>
          </table:table-cell>
          <table:table-cell office:value-type="string" calcext:value-type="string">
            <text:p>Requires <text:a xlink:href="https://bulbapedia.bulbagarden.net/wiki/Clefairy_(Pokémon)" xlink:type="simple">Clefairy</text:a> in party<text:a xlink:href="https://bulbapedia.bulbagarden.net/wiki/Pokémon_Crystal_Version" xlink:type="simple">C</text:a>: Gives away <text:a xlink:href="https://bulbapedia.bulbagarden.net/wiki/Poké_Doll" xlink:type="simple">Poké Dolls</text:a>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PokéManiac_(Trainer_class)" xlink:type="simple">PokéManiac</text:a> Brent </text:p>
          </table:table-cell>
          <table:table-cell office:value-type="string" calcext:value-type="string">
            <text:p><text:a xlink:href="https://bulbapedia.bulbagarden.net/wiki/Johto_Route_43" xlink:type="simple">Route 43</text:a> </text:p>
          </table:table-cell>
          <table:table-cell office:value-type="string" calcext:value-type="string">
            <text:p>Monday morning </text:p>
          </table:table-cell>
          <table:table-cell table:style-name="ce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bulbapedia.bulbagarden.net/wiki/Bird_Keeper_(Trainer_class)" xlink:type="simple">Bird Keeper</text:a> Vance </text:p>
          </table:table-cell>
          <table:table-cell office:value-type="string" calcext:value-type="string">
            <text:p><text:a xlink:href="https://bulbapedia.bulbagarden.net/wiki/Johto_Route_44" xlink:type="simple">Route 44</text:a> </text:p>
          </table:table-cell>
          <table:table-cell office:value-type="string" calcext:value-type="string">
            <text:p>Wednesday night </text:p>
          </table:table-cell>
          <table:table-cell office:value-type="string" calcext:value-type="string">
            <text:p>Gives away <text:a xlink:href="https://bulbapedia.bulbagarden.net/wiki/Carbos" xlink:type="simple">Carbos</text:a> after defeating him in a rematch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10">
          <table:table-cell office:value-type="string" calcext:value-type="string">
            <text:p><text:a xlink:href="https://bulbapedia.bulbagarden.net/wiki/Fisherman_(Trainer_class)" xlink:type="simple">Fisherman</text:a> <text:a xlink:href="https://bulbapedia.bulbagarden.net/wiki/Wilton" xlink:type="simple">Wilton</text:a> </text:p>
          </table:table-cell>
          <table:table-cell office:value-type="string" calcext:value-type="string">
            <text:p><text:a xlink:href="https://bulbapedia.bulbagarden.net/wiki/Johto_Route_44" xlink:type="simple">Route 44</text:a> </text:p>
          </table:table-cell>
          <table:table-cell office:value-type="string" calcext:value-type="string">
            <text:p>Thursday morning </text:p>
          </table:table-cell>
          <table:table-cell office:value-type="string" calcext:value-type="string">
            <text:p>Calls during a <text:a xlink:href="https://bulbapedia.bulbagarden.net/wiki/Remoraid_(Pokémon)" xlink:type="simple">Remoraid</text:a> swarm<text:a xlink:href="https://bulbapedia.bulbagarden.net/wiki/Pokémon_Gold_and_Silver_Versions" xlink:type="simple">GS</text:a> and gives away various <text:a xlink:href="https://bulbapedia.bulbagarden.net/wiki/Poké_Ball" xlink:type="simple">Poké Balls</text:a>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6">
          <table:table-cell office:value-type="string" calcext:value-type="string">
            <text:p><text:a xlink:href="https://bulbapedia.bulbagarden.net/wiki/Black_Belt_(Trainer_class)" xlink:type="simple">Black Belt</text:a> Kenji </text:p>
          </table:table-cell>
          <table:table-cell office:value-type="string" calcext:value-type="string">
            <text:p><text:a xlink:href="https://bulbapedia.bulbagarden.net/wiki/Johto_Route_45" xlink:type="simple">Route 45</text:a> 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Calling him between 12:00pm and 12:59pm, he may challenge the player for a rematch. Gives away a <text:a xlink:href="https://bulbapedia.bulbagarden.net/wiki/PP_Up" xlink:type="simple">PP Up</text:a> if defeated. Whether or not he will challenge the player a given day is random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10">
          <table:table-cell office:value-type="string" calcext:value-type="string">
            <text:p><text:a xlink:href="https://bulbapedia.bulbagarden.net/wiki/Hiker_(Trainer_class)" xlink:type="simple">Hiker</text:a> Parry </text:p>
          </table:table-cell>
          <table:table-cell office:value-type="string" calcext:value-type="string">
            <text:p><text:a xlink:href="https://bulbapedia.bulbagarden.net/wiki/Johto_Route_45" xlink:type="simple">Route 45</text:a> </text:p>
          </table:table-cell>
          <table:table-cell office:value-type="string" calcext:value-type="string">
            <text:p>Friday afternoon </text:p>
          </table:table-cell>
          <table:table-cell office:value-type="string" calcext:value-type="string">
            <text:p>Calls during a <text:a xlink:href="https://bulbapedia.bulbagarden.net/wiki/Marill_(Pokémon)" xlink:type="simple">Marill</text:a> swarm<text:a xlink:href="https://bulbapedia.bulbagarden.net/wiki/Pokémon_Gold_and_Silver_Versions" xlink:type="simple">GS</text:a>, and gives away <text:a xlink:href="https://bulbapedia.bulbagarden.net/wiki/Iron" xlink:type="simple">Iron</text:a> after defeating him in a rematch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4">
          <table:table-cell office:value-type="string" calcext:value-type="string">
            <text:p><text:a xlink:href="https://bulbapedia.bulbagarden.net/wiki/Picnicker_(Trainer_class)" xlink:type="simple">Picnicker</text:a> Erin </text:p>
          </table:table-cell>
          <table:table-cell office:value-type="string" calcext:value-type="string">
            <text:p><text:a xlink:href="https://bulbapedia.bulbagarden.net/wiki/Johto_Route_46" xlink:type="simple">Route 46</text:a> </text:p>
          </table:table-cell>
          <table:table-cell office:value-type="string" calcext:value-type="string">
            <text:p>Saturday night </text:p>
          </table:table-cell>
          <table:table-cell office:value-type="string" calcext:value-type="string">
            <text:p>Gives away <text:a xlink:href="https://bulbapedia.bulbagarden.net/wiki/Calcium" xlink:type="simple">Calcium</text:a> after defeating her in a rematch<text:a xlink:href="https://bulbapedia.bulbagarden.net/wiki/Pokémon_Crystal_Version" xlink:type="simple">C</text:a><text:a xlink:href="https://bulbapedia.bulbagarden.net/wiki/Pokémon_HeartGold_and_SoulSilver_Versions" xlink:type="simple">HGSS</text:a> </text:p>
          </table:table-cell>
        </table:table-row>
        <table:table-row table:style-name="ro1">
          <table:table-cell office:value-type="string" calcext:value-type="string">
            <text:p>Safari Warden <text:a xlink:href="https://bulbapedia.bulbagarden.net/wiki/Baoba" xlink:type="simple">Baoba</text:a> </text:p>
          </table:table-cell>
          <table:table-cell office:value-type="string" calcext:value-type="string">
            <text:p><text:a xlink:href="https://bulbapedia.bulbagarden.net/wiki/Johto_Safari_Zone" xlink:type="simple">Johto Safari Zone</text:a> </text:p>
          </table:table-cell>
          <table:table-cell table:style-name="ce2"/>
          <table:table-cell office:value-type="string" calcext:value-type="string">
            <text:p>Calls about expansions in the Safari Zone<text:a xlink:href="https://bulbapedia.bulbagarden.net/wiki/Pokémon_HeartGold_and_SoulSilver_Versions" xlink:type="simple">HGSS</text:a>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Bug_Catcher_(Trainer_class)" xlink:type="simple">Bug Catcher</text:a> Doug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2" xlink:type="simple">Route 2</text:a> </text:p>
          </table:table-cell>
          <table:table-cell office:value-type="string" calcext:value-type="string">
            <text:p>Wednesday morning </text:p>
          </table:table-cell>
          <table:table-cell office:value-type="string" calcext:value-type="string">
            <text:p>Gives away <text:a xlink:href="https://bulbapedia.bulbagarden.net/wiki/Berry" xlink:type="simple">Berries</text:a><text:a xlink:href="https://bulbapedia.bulbagarden.net/wiki/Pokémon_HeartGold_and_SoulSilver_Versions" xlink:type="simple">HGSS</text:a>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Bug_Catcher_(Trainer_class)" xlink:type="simple">Bug Catcher</text:a> Rob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2" xlink:type="simple">Route 2</text:a> </text:p>
          </table:table-cell>
          <table:table-cell office:value-type="string" calcext:value-type="string">
            <text:p>Friday morning </text:p>
          </table:table-cell>
          <table:table-cell office:value-type="string" calcext:value-type="string">
            <text:p>Gives away <text:a xlink:href="https://bulbapedia.bulbagarden.net/wiki/Berry" xlink:type="simple">Berries</text:a><text:a xlink:href="https://bulbapedia.bulbagarden.net/wiki/Pokémon_HeartGold_and_SoulSilver_Versions" xlink:type="simple">HGSS</text:a>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Fisherman_(Trainer_class)" xlink:type="simple">Fisherman</text:a> Kyle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12" xlink:type="simple">Route 12</text:a> </text:p>
          </table:table-cell>
          <table:table-cell office:value-type="string" calcext:value-type="string">
            <text:p>Wednesday afternoon </text:p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bulbapedia.bulbagarden.net/wiki/Fisherman_(Trainer_class)" xlink:type="simple">Fisherman</text:a> Kyler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12" xlink:type="simple">Route 12</text:a> </text:p>
          </table:table-cell>
          <table:table-cell office:value-type="string" calcext:value-type="string">
            <text:p>Thursday afternoon </text:p>
          </table:table-cell>
          <table:table-cell table:style-name="ce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bulbapedia.bulbagarden.net/wiki/Camper_(Trainer_class)" xlink:type="simple">Camper</text:a> Tanner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13" xlink:type="simple">Route 13</text:a> </text:p>
          </table:table-cell>
          <table:table-cell office:value-type="string" calcext:value-type="string">
            <text:p>Monday night </text:p>
          </table:table-cell>
          <table:table-cell office:value-type="string" calcext:value-type="string">
            <text:p>Gives away <text:a xlink:href="https://bulbapedia.bulbagarden.net/wiki/Sun_Stone" xlink:type="simple">Sun Stones</text:a><text:a xlink:href="https://bulbapedia.bulbagarden.net/wiki/Pokémon_HeartGold_and_SoulSilver_Versions" xlink:type="simple">HGSS</text:a>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Hiker_(Trainer_class)" xlink:type="simple">Hiker</text:a> Kenny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13" xlink:type="simple">Route 13</text:a> </text:p>
          </table:table-cell>
          <table:table-cell office:value-type="string" calcext:value-type="string">
            <text:p>Saturday afternoon </text:p>
          </table:table-cell>
          <table:table-cell table:style-name="ce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bulbapedia.bulbagarden.net/wiki/Young_Couple_(Trainer_class)" xlink:type="simple">Young Couple</text:a> Tim &amp; Sue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13" xlink:type="simple">Route 13</text:a> </text:p>
          </table:table-cell>
          <table:table-cell office:value-type="string" calcext:value-type="string">
            <text:p>Friday afternoon </text:p>
          </table:table-cell>
          <table:table-cell table:style-name="ce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bulbapedia.bulbagarden.net/wiki/Bird_Keeper_(Trainer_class)" xlink:type="simple">Bird Keeper</text:a> Josh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14" xlink:type="simple">Route 14</text:a> </text:p>
          </table:table-cell>
          <table:table-cell office:value-type="string" calcext:value-type="string">
            <text:p>Tuesday night </text:p>
          </table:table-cell>
          <table:table-cell office:value-type="string" calcext:value-type="string">
            <text:p>Gives away <text:a xlink:href="https://bulbapedia.bulbagarden.net/wiki/Shiny_Stone" xlink:type="simple">Shiny Stones</text:a><text:a xlink:href="https://bulbapedia.bulbagarden.net/wiki/Pokémon_HeartGold_and_SoulSilver_Versions" xlink:type="simple">HGSS</text:a>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School_Kid_(Trainer_class)" xlink:type="simple">School Kid</text:a> Torin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14" xlink:type="simple">Route 14</text:a> </text:p>
          </table:table-cell>
          <table:table-cell office:value-type="string" calcext:value-type="string">
            <text:p>Wednesday night </text:p>
          </table:table-cell>
          <table:table-cell table:style-name="ce2" office:value-type="string" calcext:value-type="string">
            <text:p/>
          </table:table-cell>
        </table:table-row>
        <table:table-row table:style-name="ro10">
          <table:table-cell office:value-type="string" calcext:value-type="string">
            <text:p><text:a xlink:href="https://bulbapedia.bulbagarden.net/wiki/School_Kid_(Trainer_class)" xlink:type="simple">School Kid</text:a> Billy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15" xlink:type="simple">Route 15</text:a> </text:p>
          </table:table-cell>
          <table:table-cell office:value-type="string" calcext:value-type="string">
            <text:p>Friday night </text:p>
          </table:table-cell>
          <table:table-cell office:value-type="string" calcext:value-type="string">
            <text:p>Gives hints on a specific Gym Leader which helps with collecting their phone number.<text:a xlink:href="https://bulbapedia.bulbagarden.net/wiki/Pokémon_HeartGold_and_SoulSilver_Versions" xlink:type="simple">HGSS</text:a>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Teacher_(Trainer_class)" xlink:type="simple">Teacher</text:a> Hillary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15" xlink:type="simple">Route 15</text:a> </text:p>
          </table:table-cell>
          <table:table-cell office:value-type="string" calcext:value-type="string">
            <text:p>Thursday night </text:p>
          </table:table-cell>
          <table:table-cell table:style-name="ce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bulbapedia.bulbagarden.net/wiki/Twins_(Trainer_class)" xlink:type="simple">Twins</text:a> Kay &amp; Tia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15" xlink:type="simple">Route 15</text:a> </text:p>
          </table:table-cell>
          <table:table-cell office:value-type="string" calcext:value-type="string">
            <text:p>Saturday night </text:p>
          </table:table-cell>
          <table:table-cell office:value-type="string" calcext:value-type="string">
            <text:p>Give away <text:a xlink:href="https://bulbapedia.bulbagarden.net/wiki/Oval_Stone" xlink:type="simple">Oval Stones</text:a><text:a xlink:href="https://bulbapedia.bulbagarden.net/wiki/Pokémon_HeartGold_and_SoulSilver_Versions" xlink:type="simple">HGSS</text:a> </text:p>
          </table:table-cell>
        </table:table-row>
        <table:table-row table:style-name="ro5">
          <table:table-cell office:value-type="string" calcext:value-type="string">
            <text:p><text:a xlink:href="https://bulbapedia.bulbagarden.net/wiki/Biker_(Trainer_class)" xlink:type="simple">Biker</text:a> Aiden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17" xlink:type="simple">Route 17</text:a> </text:p>
          </table:table-cell>
          <table:table-cell office:value-type="string" calcext:value-type="string">
            <text:p>Monday morning </text:p>
          </table:table-cell>
          <table:table-cell office:value-type="string" calcext:value-type="string">
            <text:p>Gives away <text:a xlink:href="https://bulbapedia.bulbagarden.net/wiki/Dawn_Stone" xlink:type="simple">Dawn Stones</text:a><text:a xlink:href="https://bulbapedia.bulbagarden.net/wiki/Pokémon_HeartGold_and_SoulSilver_Versions" xlink:type="simple">HGSS</text:a>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Biker_(Trainer_class)" xlink:type="simple">Biker</text:a> Ernest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17" xlink:type="simple">Route 17</text:a> </text:p>
          </table:table-cell>
          <table:table-cell office:value-type="string" calcext:value-type="string">
            <text:p>Sunday afternoon </text:p>
          </table:table-cell>
          <table:table-cell table:style-name="ce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bulbapedia.bulbagarden.net/wiki/Biker_(Trainer_class)" xlink:type="simple">Biker</text:a> Reese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17" xlink:type="simple">Route 17</text:a> </text:p>
          </table:table-cell>
          <table:table-cell office:value-type="string" calcext:value-type="string">
            <text:p>Sunday night </text:p>
          </table:table-cell>
          <table:table-cell office:value-type="string" calcext:value-type="string">
            <text:p>Gives away <text:a xlink:href="https://bulbapedia.bulbagarden.net/wiki/Dusk_Stone" xlink:type="simple">Dusk Stones</text:a><text:a xlink:href="https://bulbapedia.bulbagarden.net/wiki/Pokémon_HeartGold_and_SoulSilver_Versions" xlink:type="simple">HGSS</text:a> </text:p>
          </table:table-cell>
        </table:table-row>
        <table:table-row table:style-name="ro2">
          <table:table-cell office:value-type="string" calcext:value-type="string">
            <text:p><text:a xlink:href="https://bulbapedia.bulbagarden.net/wiki/Ace_Trainer_(Trainer_class)" xlink:type="simple">Cooltrainer</text:a> Beth<text:a xlink:href="https://bulbapedia.bulbagarden.net/wiki/Pokémon_Gold_and_Silver_Versions" xlink:type="simple">GS</text:a><text:a xlink:href="https://bulbapedia.bulbagarden.net/wiki/Pokémon_Crystal_Version" xlink:type="simple">C</text:a> </text:p>
          </table:table-cell>
          <table:table-cell office:value-type="string" calcext:value-type="string">
            <text:p><text:a xlink:href="https://bulbapedia.bulbagarden.net/wiki/Kanto_Route_26" xlink:type="simple">Route 26</text:a> </text:p>
          </table:table-cell>
          <table:table-cell office:value-type="string" calcext:value-type="string">
            <text:p>Friday afternoon </text:p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bulbapedia.bulbagarden.net/wiki/Ace_Trainer_(Trainer_class)" xlink:type="simple">Ace Trainer</text:a> Jamie<text:a xlink:href="https://bulbapedia.bulbagarden.net/wiki/Pokémon_HeartGold_and_SoulSilver_Versions" xlink:type="simple">HGSS</text:a> </text:p>
          </table:table-cell>
          <table:table-cell office:value-type="string" calcext:value-type="string">
            <text:p><text:a xlink:href="https://bulbapedia.bulbagarden.net/wiki/Kanto_Route_26" xlink:type="simple">Route 26</text:a> </text:p>
          </table:table-cell>
          <table:table-cell office:value-type="string" calcext:value-type="string">
            <text:p>Friday afternoon </text:p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bulbapedia.bulbagarden.net/wiki/Ace_Trainer_(Trainer_class)" xlink:type="simple">Ace Trainer</text:a> Gaven </text:p>
          </table:table-cell>
          <table:table-cell office:value-type="string" calcext:value-type="string">
            <text:p><text:a xlink:href="https://bulbapedia.bulbagarden.net/wiki/Kanto_Route_26" xlink:type="simple">Route 26</text:a> </text:p>
          </table:table-cell>
          <table:table-cell office:value-type="string" calcext:value-type="string">
            <text:p>Thursday morning </text:p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bulbapedia.bulbagarden.net/wiki/Ace_Trainer_(Trainer_class)" xlink:type="simple">Ace Trainer</text:a> Reena </text:p>
          </table:table-cell>
          <table:table-cell office:value-type="string" calcext:value-type="string">
            <text:p><text:a xlink:href="https://bulbapedia.bulbagarden.net/wiki/Kanto_Route_27" xlink:type="simple">Route 27</text:a> </text:p>
          </table:table-cell>
          <table:table-cell office:value-type="string" calcext:value-type="string">
            <text:p>Sunday morning </text:p>
          </table:table-cell>
          <table:table-cell table:style-name="ce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bulbapedia.bulbagarden.net/wiki/Bird_Keeper_(Trainer_class)" xlink:type="simple">Bird Keeper</text:a> Jose </text:p>
          </table:table-cell>
          <table:table-cell office:value-type="string" calcext:value-type="string">
            <text:p><text:a xlink:href="https://bulbapedia.bulbagarden.net/wiki/Kanto_Route_27" xlink:type="simple">Route 27</text:a> </text:p>
          </table:table-cell>
          <table:table-cell office:value-type="string" calcext:value-type="string">
            <text:p>Saturday night </text:p>
          </table:table-cell>
          <table:table-cell office:value-type="string" calcext:value-type="string">
            <text:p>Gives away <text:a xlink:href="https://bulbapedia.bulbagarden.net/wiki/Star_Piece" xlink:type="simple">Star Pieces</text:a><text:a xlink:href="https://bulbapedia.bulbagarden.net/wiki/Pokémon_Crystal_Version" xlink:type="simple">C</text:a><text:a xlink:href="https://bulbapedia.bulbagarden.net/wiki/Pokémon_HeartGold_and_SoulSilver_Versions" xlink:type="simple">HGSS</text:a></text:p>
          </table:table-cell>
        </table:table-row>
        <table:table-row table:style-name="ro10">
          <table:table-cell office:value-type="string" calcext:value-type="string">
            <text:p><text:a xlink:href="https://bulbapedia.bulbagarden.net/wiki/Falkner" xlink:type="simple">Falkner</text:a> </text:p>
          </table:table-cell>
          <table:table-cell office:value-type="string" calcext:value-type="string">
            <text:p>Mondays in the <text:a xlink:href="https://bulbapedia.bulbagarden.net/wiki/Celadon_City" xlink:type="simple">Celadon City</text:a> <text:a xlink:href="https://bulbapedia.bulbagarden.net/wiki/Celadon_Department_Store" xlink:type="simple">Department Store</text:a>; must have beaten Janine; any time </text:p>
          </table:table-cell>
          <table:table-cell office:value-type="string" calcext:value-type="string">
            <text:p>Saturday morning </text:p>
          </table:table-cell>
          <table:table-cell table:style-name="Default"/>
        </table:table-row>
        <table:table-row table:style-name="ro5">
          <table:table-cell office:value-type="string" calcext:value-type="string">
            <text:p><text:a xlink:href="https://bulbapedia.bulbagarden.net/wiki/Bugsy" xlink:type="simple">Bugsy</text:a> </text:p>
          </table:table-cell>
          <table:table-cell office:value-type="string" calcext:value-type="string">
            <text:p>Thursdays in <text:a xlink:href="https://bulbapedia.bulbagarden.net/wiki/Viridian_Forest" xlink:type="simple">Viridian Forest</text:a>; any time </text:p>
          </table:table-cell>
          <table:table-cell office:value-type="string" calcext:value-type="string">
            <text:p>Thursday afternoon </text:p>
          </table:table-cell>
          <table:table-cell table:style-name="Default"/>
        </table:table-row>
        <table:table-row table:style-name="ro10">
          <table:table-cell office:value-type="string" calcext:value-type="string">
            <text:p><text:a xlink:href="https://bulbapedia.bulbagarden.net/wiki/Whitney" xlink:type="simple">Whitney</text:a> </text:p>
          </table:table-cell>
          <table:table-cell office:value-type="string" calcext:value-type="string">
            <text:p>Any day in the <text:a xlink:href="https://bulbapedia.bulbagarden.net/wiki/Goldenrod_City" xlink:type="simple">Goldenrod City</text:a> <text:a xlink:href="https://bulbapedia.bulbagarden.net/wiki/Goldenrod_Department_Store" xlink:type="simple">Department Store</text:a>; between 12:00 PM to 4:00 PM </text:p>
          </table:table-cell>
          <table:table-cell office:value-type="string" calcext:value-type="string">
            <text:p>Saturday afternoon </text:p>
          </table:table-cell>
          <table:table-cell table:style-name="Default"/>
        </table:table-row>
        <table:table-row table:style-name="ro4">
          <table:table-cell office:value-type="string" calcext:value-type="string">
            <text:p><text:a xlink:href="https://bulbapedia.bulbagarden.net/wiki/Morty" xlink:type="simple">Morty</text:a> </text:p>
          </table:table-cell>
          <table:table-cell office:value-type="string" calcext:value-type="string">
            <text:p>Mondays and Tuesdays on the <text:a xlink:href="https://bulbapedia.bulbagarden.net/wiki/Bellchime_Trail" xlink:type="simple">Bellchime Trail</text:a>; any time </text:p>
          </table:table-cell>
          <table:table-cell office:value-type="string" calcext:value-type="string">
            <text:p>Tuesday night </text:p>
          </table:table-cell>
          <table:table-cell table:style-name="Default"/>
        </table:table-row>
        <table:table-row table:style-name="ro5">
          <table:table-cell office:value-type="string" calcext:value-type="string">
            <text:p><text:a xlink:href="https://bulbapedia.bulbagarden.net/wiki/Chuck" xlink:type="simple">Chuck</text:a> </text:p>
          </table:table-cell>
          <table:table-cell office:value-type="string" calcext:value-type="string">
            <text:p>Any day from <text:a xlink:href="https://bulbapedia.bulbagarden.net/wiki/Chuck%27s_wife" xlink:type="simple">Chuck's wife</text:a>; any time </text:p>
          </table:table-cell>
          <table:table-cell office:value-type="string" calcext:value-type="string">
            <text:p>Wednesday night 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s://bulbapedia.bulbagarden.net/wiki/Jasmine" xlink:type="simple">Jasmine</text:a> </text:p>
          </table:table-cell>
          <table:table-cell office:value-type="string" calcext:value-type="string">
            <text:p>Any day in the <text:a xlink:href="https://bulbapedia.bulbagarden.net/wiki/Olivine_City" xlink:type="simple">Olivine</text:a> Café; <text:a xlink:href="https://bulbapedia.bulbagarden.net/wiki/Time#Pok.C3.A9mon_HeartGold_and_SoulSilver" xlink:type="simple">between 1:00 PM and 2:00 PM</text:a> </text:p>
          </table:table-cell>
          <table:table-cell office:value-type="string" calcext:value-type="string">
            <text:p>Wednesday afternoon </text:p>
          </table:table-cell>
          <table:table-cell table:style-name="Default"/>
        </table:table-row>
        <table:table-row table:style-name="ro4">
          <table:table-cell office:value-type="string" calcext:value-type="string">
            <text:p><text:a xlink:href="https://bulbapedia.bulbagarden.net/wiki/Pryce" xlink:type="simple">Pryce</text:a> </text:p>
          </table:table-cell>
          <table:table-cell office:value-type="string" calcext:value-type="string">
            <text:p>Any morning by the <text:a xlink:href="https://bulbapedia.bulbagarden.net/wiki/Lake_of_Rage" xlink:type="simple">Lake of Rage</text:a>; <text:a xlink:href="https://bulbapedia.bulbagarden.net/wiki/Time#Pok.C3.A9mon_HeartGold_and_SoulSilver" xlink:type="simple">between 6:00 AM and 10:00 AM</text:a> </text:p>
          </table:table-cell>
          <table:table-cell office:value-type="string" calcext:value-type="string">
            <text:p>Monday morning </text:p>
          </table:table-cell>
          <table:table-cell table:style-name="Default"/>
        </table:table-row>
        <table:table-row table:style-name="ro11">
          <table:table-cell office:value-type="string" calcext:value-type="string">
            <text:p><text:a xlink:href="https://bulbapedia.bulbagarden.net/wiki/Clair" xlink:type="simple">Clair</text:a> </text:p>
          </table:table-cell>
          <table:table-cell office:value-type="string" calcext:value-type="string">
            <text:p>Any morning in the <text:a xlink:href="https://bulbapedia.bulbagarden.net/wiki/Dragon%27s_Den" xlink:type="simple">Dragon's Den</text:a>; must have beaten <text:a xlink:href="https://bulbapedia.bulbagarden.net/wiki/Lance" xlink:type="simple">Lance</text:a> and her in a double battle; <text:a xlink:href="https://bulbapedia.bulbagarden.net/wiki/Time#Pok.C3.A9mon_HeartGold_and_SoulSilver" xlink:type="simple">between 6:00 AM and 10:00 AM</text:a> </text:p>
          </table:table-cell>
          <table:table-cell office:value-type="string" calcext:value-type="string">
            <text:p>Friday night </text:p>
          </table:table-cell>
          <table:table-cell table:style-name="Default"/>
        </table:table-row>
        <table:table-row table:style-name="ro9">
          <table:table-cell office:value-type="string" calcext:value-type="string">
            <text:p><text:a xlink:href="https://bulbapedia.bulbagarden.net/wiki/Brock" xlink:type="simple">Brock</text:a> </text:p>
          </table:table-cell>
          <table:table-cell office:value-type="string" calcext:value-type="string">
            <text:p>Any day in <text:a xlink:href="https://bulbapedia.bulbagarden.net/wiki/Diglett%27s_Cave" xlink:type="simple">Diglett's Cave</text:a>; must have beaten Blue; <text:a xlink:href="https://bulbapedia.bulbagarden.net/wiki/Time#Pok.C3.A9mon_HeartGold_and_SoulSilver" xlink:type="simple">between 12:00 PM and 3:00 PM</text:a> </text:p>
          </table:table-cell>
          <table:table-cell office:value-type="string" calcext:value-type="string">
            <text:p>Saturday night </text:p>
          </table:table-cell>
          <table:table-cell table:style-name="Default"/>
        </table:table-row>
        <table:table-row table:style-name="ro11">
          <table:table-cell office:value-type="string" calcext:value-type="string">
            <text:p><text:a xlink:href="https://bulbapedia.bulbagarden.net/wiki/Misty" xlink:type="simple">Misty</text:a> </text:p>
          </table:table-cell>
          <table:table-cell office:value-type="string" calcext:value-type="string">
            <text:p>Any day on <text:a xlink:href="https://bulbapedia.bulbagarden.net/wiki/Kanto_Route_25" xlink:type="simple">Route 25</text:a> (unless <text:a xlink:href="https://bulbapedia.bulbagarden.net/wiki/Suicune_(Pokémon)" xlink:type="simple">Suicune</text:a> is present); must have beaten Blue; <text:a xlink:href="https://bulbapedia.bulbagarden.net/wiki/Time#Pok.C3.A9mon_HeartGold_and_SoulSilver" xlink:type="simple">between 4:00 PM and 6:00 PM</text:a> </text:p>
          </table:table-cell>
          <table:table-cell office:value-type="string" calcext:value-type="string">
            <text:p>Wednesday morning </text:p>
          </table:table-cell>
          <table:table-cell table:style-name="Default"/>
        </table:table-row>
        <table:table-row table:style-name="ro12">
          <table:table-cell office:value-type="string" calcext:value-type="string">
            <text:p><text:a xlink:href="https://bulbapedia.bulbagarden.net/wiki/Lt._Surge" xlink:type="simple">Lt. Surge</text:a> </text:p>
          </table:table-cell>
          <table:table-cell office:value-type="string" calcext:value-type="string">
            <text:p>Any day by the <text:a xlink:href="https://bulbapedia.bulbagarden.net/wiki/Kanto_Power_Plant" xlink:type="simple">Kanto Power Plant</text:a> after <text:a xlink:href="https://bulbapedia.bulbagarden.net/wiki/Zapdos_(Pokémon)" xlink:type="simple">Zapdos</text:a> is captured and the player is <text:a xlink:href="https://bulbapedia.bulbagarden.net/wiki/Walking_Pokémon" xlink:type="simple">walking</text:a> with a <text:a xlink:href="https://bulbapedia.bulbagarden.net/wiki/Pikachu_(Pokémon)" xlink:type="simple">Pikachu</text:a>; must have beaten Blue; <text:a xlink:href="https://bulbapedia.bulbagarden.net/wiki/Time#Pok.C3.A9mon_HeartGold_and_SoulSilver" xlink:type="simple">between 9:00 AM and 11:00 AM</text:a> </text:p>
          </table:table-cell>
          <table:table-cell office:value-type="string" calcext:value-type="string">
            <text:p>Friday morning </text:p>
          </table:table-cell>
          <table:table-cell table:style-name="Default"/>
        </table:table-row>
        <table:table-row table:style-name="ro11">
          <table:table-cell office:value-type="string" calcext:value-type="string">
            <text:p><text:a xlink:href="https://bulbapedia.bulbagarden.net/wiki/Erika" xlink:type="simple">Erika</text:a> </text:p>
          </table:table-cell>
          <table:table-cell office:value-type="string" calcext:value-type="string">
            <text:p>Saturdays and Sundays by the <text:a xlink:href="https://bulbapedia.bulbagarden.net/wiki/Celadon_City" xlink:type="simple">Celadon City</text:a> fountain; must have beaten Blue; between 3:00 PM and 5:00 PM </text:p>
          </table:table-cell>
          <table:table-cell office:value-type="string" calcext:value-type="string">
            <text:p>Sunday morning </text:p>
          </table:table-cell>
          <table:table-cell table:style-name="Default"/>
        </table:table-row>
        <table:table-row table:style-name="ro9">
          <table:table-cell office:value-type="string" calcext:value-type="string">
            <text:p><text:a xlink:href="https://bulbapedia.bulbagarden.net/wiki/Sabrina" xlink:type="simple">Sabrina</text:a> </text:p>
          </table:table-cell>
          <table:table-cell office:value-type="string" calcext:value-type="string">
            <text:p>Fridays at the <text:a xlink:href="https://bulbapedia.bulbagarden.net/wiki/Olivine_City" xlink:type="simple">Olivine City</text:a> harbor; must have S.S. Ticket; any time </text:p>
          </table:table-cell>
          <table:table-cell office:value-type="string" calcext:value-type="string">
            <text:p>Sunday afternoon </text:p>
          </table:table-cell>
          <table:table-cell table:style-name="Default"/>
        </table:table-row>
        <table:table-row table:style-name="ro9">
          <table:table-cell office:value-type="string" calcext:value-type="string">
            <text:p><text:a xlink:href="https://bulbapedia.bulbagarden.net/wiki/Janine" xlink:type="simple">Janine</text:a> </text:p>
          </table:table-cell>
          <table:table-cell office:value-type="string" calcext:value-type="string">
            <text:p>Any evening by the <text:a xlink:href="https://bulbapedia.bulbagarden.net/wiki/Pokémon_League_Reception_Gate" xlink:type="simple">Pokémon League Reception Gate</text:a>; <text:a xlink:href="https://bulbapedia.bulbagarden.net/wiki/Time#Pok.C3.A9mon_HeartGold_and_SoulSilver" xlink:type="simple">between 4:00 PM and 6:00 PM</text:a> </text:p>
          </table:table-cell>
          <table:table-cell office:value-type="string" calcext:value-type="string">
            <text:p>Monday afternoon </text:p>
          </table:table-cell>
          <table:table-cell table:style-name="Default"/>
        </table:table-row>
        <table:table-row table:style-name="ro4">
          <table:table-cell office:value-type="string" calcext:value-type="string">
            <text:p><text:a xlink:href="https://bulbapedia.bulbagarden.net/wiki/Blaine" xlink:type="simple">Blaine</text:a> </text:p>
          </table:table-cell>
          <table:table-cell office:value-type="string" calcext:value-type="string">
            <text:p>Tuesdays on <text:a xlink:href="https://bulbapedia.bulbagarden.net/wiki/Cinnabar_Island" xlink:type="simple">Cinnabar Island</text:a>; must have beaten Blue; any time </text:p>
          </table:table-cell>
          <table:table-cell office:value-type="string" calcext:value-type="string">
            <text:p>Tuesday afternoon </text:p>
          </table:table-cell>
          <table:table-cell table:style-name="Default"/>
        </table:table-row>
        <table:table-row table:style-name="ro11">
          <table:table-cell office:value-type="string" calcext:value-type="string">
            <text:p><text:a xlink:href="https://bulbapedia.bulbagarden.net/wiki/Blue_(game)" xlink:type="simple">Blue</text:a> </text:p>
          </table:table-cell>
          <table:table-cell office:value-type="string" calcext:value-type="string">
            <text:p>Any day from <text:a xlink:href="https://bulbapedia.bulbagarden.net/wiki/Daisy_Oak" xlink:type="simple">Daisy Oak</text:a>, after having at least seven massages and showing her a Pokémon with full <text:a xlink:href="https://bulbapedia.bulbagarden.net/wiki/Friendship" xlink:type="simple">friendship</text:a>; any time </text:p>
          </table:table-cell>
          <table:table-cell office:value-type="string" calcext:value-type="string">
            <text:p>Sunday night </text:p>
          </table:table-cell>
          <table:table-cell table:style-name="Default"/>
        </table:table-row>
      </table:table>
      <table:table table:name="Trainer memory" table:style-name="ta1">
        <table:table-column table:style-name="co1" table:default-cell-style-name="ce5"/>
        <table:table-column table:style-name="co1" table:default-cell-style-name="ce7"/>
        <table:table-column table:style-name="co1" table:default-cell-style-name="ce12"/>
        <table:table-column table:style-name="co1" table:number-columns-repeated="5" table:default-cell-style-name="ce7"/>
        <table:table-column table:style-name="co1" table:number-columns-repeated="8" table:default-cell-style-name="Default"/>
        <table:table-row table:style-name="ro8">
          <table:table-cell table:formula="of:=DEC2HEX((ROW([.A1]) -1 )* 16 + COLUMN([.A1]) - 1)" office:value-type="string" office:string-value="0" calcext:value-type="string">
            <text:p>0</text:p>
          </table:table-cell>
          <table:table-cell table:formula="of:=DEC2HEX((ROW([.B1]) -1 )* 16 + COLUMN([.B1]) - 1)" office:value-type="string" office:string-value="1" calcext:value-type="string">
            <text:p>1</text:p>
          </table:table-cell>
          <table:table-cell table:style-name="ce7" table:formula="of:=DEC2HEX((ROW([.C1]) -1 )* 16 + COLUMN([.C1]) - 1)" office:value-type="string" office:string-value="2" calcext:value-type="string">
            <text:p>2</text:p>
          </table:table-cell>
          <table:table-cell table:formula="of:=DEC2HEX((ROW([.D1]) -1 )* 16 + COLUMN([.D1]) - 1)" office:value-type="string" office:string-value="3" calcext:value-type="string">
            <text:p>3</text:p>
          </table:table-cell>
          <table:table-cell table:formula="of:=DEC2HEX((ROW([.E1]) -1 )* 16 + COLUMN([.E1]) - 1)" office:value-type="string" office:string-value="4" calcext:value-type="string">
            <text:p>4</text:p>
          </table:table-cell>
          <table:table-cell table:formula="of:=DEC2HEX((ROW([.F1]) -1 )* 16 + COLUMN([.F1]) - 1)" office:value-type="string" office:string-value="5" calcext:value-type="string">
            <text:p>5</text:p>
          </table:table-cell>
          <table:table-cell table:formula="of:=DEC2HEX((ROW([.G1]) -1 )* 16 + COLUMN([.G1]) - 1)" office:value-type="string" office:string-value="6" calcext:value-type="string">
            <text:p>6</text:p>
          </table:table-cell>
          <table:table-cell table:formula="of:=DEC2HEX((ROW([.H1]) -1 )* 16 + COLUMN([.H1]) - 1)" office:value-type="string" office:string-value="7" calcext:value-type="string">
            <text:p>7</text:p>
          </table:table-cell>
          <table:table-cell table:style-name="ce7" table:formula="of:=DEC2HEX((ROW([.I1]) -1 )* 16 + COLUMN([.I1]) - 1)" office:value-type="string" office:string-value="8" calcext:value-type="string">
            <text:p>8</text:p>
          </table:table-cell>
          <table:table-cell table:style-name="ce7" table:formula="of:=DEC2HEX((ROW([.J1]) -1 )* 16 + COLUMN([.J1]) - 1)" office:value-type="string" office:string-value="9" calcext:value-type="string">
            <text:p>9</text:p>
          </table:table-cell>
          <table:table-cell table:style-name="ce7" table:formula="of:=DEC2HEX((ROW([.K1]) -1 )* 16 + COLUMN([.K1]) - 1)" office:value-type="string" office:string-value="A" calcext:value-type="string">
            <text:p>A</text:p>
          </table:table-cell>
          <table:table-cell table:style-name="ce7" table:formula="of:=DEC2HEX((ROW([.L1]) -1 )* 16 + COLUMN([.L1]) - 1)" office:value-type="string" office:string-value="B" calcext:value-type="string">
            <text:p>B</text:p>
          </table:table-cell>
          <table:table-cell table:style-name="ce7" table:formula="of:=DEC2HEX((ROW([.M1]) -1 )* 16 + COLUMN([.M1]) - 1)" office:value-type="string" office:string-value="C" calcext:value-type="string">
            <text:p>C</text:p>
          </table:table-cell>
          <table:table-cell table:style-name="ce7" table:formula="of:=DEC2HEX((ROW([.N1]) -1 )* 16 + COLUMN([.N1]) - 1)" office:value-type="string" office:string-value="D" calcext:value-type="string">
            <text:p>D</text:p>
          </table:table-cell>
          <table:table-cell table:style-name="ce9" table:formula="of:=DEC2HEX((ROW([.O1]) -1 )* 16 + COLUMN([.O1]) - 1)" office:value-type="string" office:string-value="E" calcext:value-type="string">
            <text:p>E</text:p>
          </table:table-cell>
          <table:table-cell table:style-name="ce1" table:formula="of:=DEC2HEX((ROW([.P1]) -1 )* 16 + COLUMN([.P1]) - 1)" office:value-type="string" office:string-value="F" calcext:value-type="string">
            <text:p>F</text:p>
          </table:table-cell>
        </table:table-row>
        <table:table-row table:style-name="ro8">
          <table:table-cell table:style-name="ce6" office:value-type="string" calcext:value-type="string" table:number-columns-spanned="15" table:number-rows-spanned="1">
            <text:p>Character name</text:p>
          </table:table-cell>
          <table:covered-table-cell table:number-columns-repeated="13" table:style-name="ce8"/>
          <table:covered-table-cell table:style-name="ce10"/>
          <table:table-cell office:value-type="string" calcext:value-type="string">
            <text:p>“Null terminator”</text:p>
          </table:table-cell>
        </table:table-row>
        <table:table-row table:style-name="ro8">
          <table:table-cell table:formula="of:=DEC2HEX((ROW([.A3]) -2 )* 16 + COLUMN([.A3]) - 1)" office:value-type="string" office:string-value="10" calcext:value-type="string">
            <text:p>10</text:p>
          </table:table-cell>
          <table:table-cell table:style-name="ce9" table:formula="of:=DEC2HEX((ROW([.B3]) -2 )* 16 + COLUMN([.B3]) - 1)" office:value-type="string" office:string-value="11" calcext:value-type="string">
            <text:p>11</text:p>
          </table:table-cell>
          <table:table-cell table:style-name="ce11" table:formula="of:=DEC2HEX((ROW([.C3]) -2 )* 16 + COLUMN([.C3]) - 1)" office:value-type="string" office:string-value="12" calcext:value-type="string">
            <text:p>12</text:p>
          </table:table-cell>
          <table:table-cell table:style-name="ce13" table:formula="of:=DEC2HEX((ROW([.D3]) -2 )* 16 + COLUMN([.D3]) - 1)" office:value-type="string" office:string-value="13" calcext:value-type="string">
            <text:p>13</text:p>
          </table:table-cell>
          <table:table-cell table:style-name="ce11" table:formula="of:=DEC2HEX((ROW([.E3]) -2 )* 16 + COLUMN([.E3]) - 1)" office:value-type="string" office:string-value="14" calcext:value-type="string">
            <text:p>14</text:p>
          </table:table-cell>
          <table:table-cell table:style-name="ce17" table:formula="of:=DEC2HEX((ROW([.F3]) -2 )* 16 + COLUMN([.F3]) - 1)" office:value-type="string" office:string-value="15" calcext:value-type="string">
            <text:p>15</text:p>
          </table:table-cell>
          <table:table-cell table:style-name="ce18" table:formula="of:=DEC2HEX((ROW([.G3]) -2 )* 16 + COLUMN([.G3]) - 1)" office:value-type="string" office:string-value="16" calcext:value-type="string">
            <text:p>16</text:p>
          </table:table-cell>
          <table:table-cell table:style-name="ce13" table:formula="of:=DEC2HEX((ROW([.H3]) -2 )* 16 + COLUMN([.H3]) - 1)" office:value-type="string" office:string-value="17" calcext:value-type="string">
            <text:p>17</text:p>
          </table:table-cell>
          <table:table-cell table:style-name="ce1" table:formula="of:=DEC2HEX((ROW([.I3]) -2 )* 16 + COLUMN([.I3]) - 1)" office:value-type="string" office:string-value="18" calcext:value-type="string">
            <text:p>18</text:p>
          </table:table-cell>
          <table:table-cell table:style-name="ce1" table:formula="of:=DEC2HEX((ROW([.J3]) -2 )* 16 + COLUMN([.J3]) - 1)" office:value-type="string" office:string-value="19" calcext:value-type="string">
            <text:p>19</text:p>
          </table:table-cell>
          <table:table-cell table:style-name="ce1" table:formula="of:=DEC2HEX((ROW([.K3]) -2 )* 16 + COLUMN([.K3]) - 1)" office:value-type="string" office:string-value="1A" calcext:value-type="string">
            <text:p>1A</text:p>
          </table:table-cell>
          <table:table-cell table:style-name="ce1" table:formula="of:=DEC2HEX((ROW([.L3]) -2 )* 16 + COLUMN([.L3]) - 1)" office:value-type="string" office:string-value="1B" calcext:value-type="string">
            <text:p>1B</text:p>
          </table:table-cell>
          <table:table-cell table:style-name="ce1" table:formula="of:=DEC2HEX((ROW([.M3]) -2 )* 16 + COLUMN([.M3]) - 1)" office:value-type="string" office:string-value="1C" calcext:value-type="string">
            <text:p>1C</text:p>
          </table:table-cell>
          <table:table-cell table:style-name="ce1" table:formula="of:=DEC2HEX((ROW([.N3]) -2 )* 16 + COLUMN([.N3]) - 1)" office:value-type="string" office:string-value="1D" calcext:value-type="string">
            <text:p>1D</text:p>
          </table:table-cell>
          <table:table-cell table:style-name="ce1" table:formula="of:=DEC2HEX((ROW([.O3]) -2 )* 16 + COLUMN([.O3]) - 1)" office:value-type="string" office:string-value="1E" calcext:value-type="string">
            <text:p>1E</text:p>
          </table:table-cell>
          <table:table-cell table:style-name="ce1" table:formula="of:=DEC2HEX((ROW([.P3]) -2 )* 16 + COLUMN([.P3]) - 1)" office:value-type="string" office:string-value="1F" calcext:value-type="string">
            <text:p>1F</text:p>
          </table:table-cell>
        </table:table-row>
        <table:table-row table:style-name="ro8">
          <table:table-cell table:style-name="ce6" office:value-type="string" calcext:value-type="string" table:number-columns-spanned="2" table:number-rows-spanned="1">
            <text:p>Trainer ID</text:p>
          </table:table-cell>
          <table:covered-table-cell table:style-name="ce10"/>
          <table:table-cell office:value-type="string" calcext:value-type="string" table:number-columns-spanned="2" table:number-rows-spanned="1">
            <text:p>Hidden ID</text:p>
          </table:table-cell>
          <table:covered-table-cell table:style-name="ce14"/>
          <table:table-cell table:style-name="ce12" office:value-type="string" calcext:value-type="string" table:number-columns-spanned="4" table:number-rows-spanned="1">
            <text:p>Money</text:p>
          </table:table-cell>
          <table:covered-table-cell table:style-name="ce14"/>
          <table:covered-table-cell table:style-name="ce19"/>
          <table:covered-table-cell table:style-name="ce14"/>
          <table:table-cell table:number-columns-repeated="8"/>
        </table:table-row>
        <table:table-row table:style-name="ro8">
          <table:table-cell table:formula="of:=DEC2HEX((ROW([.A5]) -3 )* 16 + COLUMN([.A5]) - 1)" office:value-type="string" office:string-value="20" calcext:value-type="string">
            <text:p>20</text:p>
          </table:table-cell>
          <table:table-cell table:style-name="ce5" table:formula="of:=DEC2HEX((ROW([.B5]) -3 )* 16 + COLUMN([.B5]) - 1)" office:value-type="string" office:string-value="21" calcext:value-type="string">
            <text:p>21</text:p>
          </table:table-cell>
          <table:table-cell table:style-name="ce5" table:formula="of:=DEC2HEX((ROW([.C5]) -3 )* 16 + COLUMN([.C5]) - 1)" office:value-type="string" office:string-value="22" calcext:value-type="string">
            <text:p>22</text:p>
          </table:table-cell>
          <table:table-cell table:style-name="ce15" table:formula="of:=DEC2HEX((ROW([.D5]) -3 )* 16 + COLUMN([.D5]) - 1)" office:value-type="string" office:string-value="23" calcext:value-type="string">
            <text:p>23</text:p>
          </table:table-cell>
          <table:table-cell table:style-name="ce15" table:formula="of:=DEC2HEX((ROW([.E5]) -3 )* 16 + COLUMN([.E5]) - 1)" office:value-type="string" office:string-value="24" calcext:value-type="string">
            <text:p>24</text:p>
          </table:table-cell>
          <table:table-cell table:style-name="ce15" table:formula="of:=DEC2HEX((ROW([.F5]) -3 )* 16 + COLUMN([.F5]) - 1)" office:value-type="string" office:string-value="25" calcext:value-type="string">
            <text:p>25</text:p>
          </table:table-cell>
          <table:table-cell table:style-name="ce5" table:formula="of:=DEC2HEX((ROW([.G5]) -3 )* 16 + COLUMN([.G5]) - 1)" office:value-type="string" office:string-value="26" calcext:value-type="string">
            <text:p>26</text:p>
          </table:table-cell>
          <table:table-cell table:style-name="ce5" table:formula="of:=DEC2HEX((ROW([.H5]) -3 )* 16 + COLUMN([.H5]) - 1)" office:value-type="string" office:string-value="27" calcext:value-type="string">
            <text:p>27</text:p>
          </table:table-cell>
          <table:table-cell table:style-name="ce5" table:formula="of:=DEC2HEX((ROW([.I5]) -3 )* 16 + COLUMN([.I5]) - 1)" office:value-type="string" office:string-value="28" calcext:value-type="string">
            <text:p>28</text:p>
          </table:table-cell>
          <table:table-cell table:style-name="ce5" table:formula="of:=DEC2HEX((ROW([.J5]) -3 )* 16 + COLUMN([.J5]) - 1)" office:value-type="string" office:string-value="29" calcext:value-type="string">
            <text:p>29</text:p>
          </table:table-cell>
          <table:table-cell table:style-name="ce5" table:formula="of:=DEC2HEX((ROW([.K5]) -3 )* 16 + COLUMN([.K5]) - 1)" office:value-type="string" office:string-value="2A" calcext:value-type="string">
            <text:p>2A</text:p>
          </table:table-cell>
          <table:table-cell table:style-name="ce5" table:formula="of:=DEC2HEX((ROW([.L5]) -3 )* 16 + COLUMN([.L5]) - 1)" office:value-type="string" office:string-value="2B" calcext:value-type="string">
            <text:p>2B</text:p>
          </table:table-cell>
          <table:table-cell table:style-name="ce5" table:formula="of:=DEC2HEX((ROW([.M5]) -3 )* 16 + COLUMN([.M5]) - 1)" office:value-type="string" office:string-value="2C" calcext:value-type="string">
            <text:p>2C</text:p>
          </table:table-cell>
          <table:table-cell table:style-name="ce5" table:formula="of:=DEC2HEX((ROW([.N5]) -3 )* 16 + COLUMN([.N5]) - 1)" office:value-type="string" office:string-value="2D" calcext:value-type="string">
            <text:p>2D</text:p>
          </table:table-cell>
          <table:table-cell table:style-name="ce5" table:formula="of:=DEC2HEX((ROW([.O5]) -3 )* 16 + COLUMN([.O5]) - 1)" office:value-type="string" office:string-value="2E" calcext:value-type="string">
            <text:p>2E</text:p>
          </table:table-cell>
          <table:table-cell table:style-name="ce5" table:formula="of:=DEC2HEX((ROW([.P5]) -3 )* 16 + COLUMN([.P5]) - 1)" office:value-type="string" office:string-value="2F" calcext:value-type="string">
            <text:p>2F</text:p>
          </table:table-cell>
        </table:table-row>
        <table:table-row table:style-name="ro8">
          <table:table-cell table:style-name="Default" table:number-columns-repeated="2"/>
          <table:table-cell office:value-type="string" calcext:value-type="string" table:number-columns-spanned="2" table:number-rows-spanned="1">
            <text:p>Hours</text:p>
          </table:table-cell>
          <table:covered-table-cell table:style-name="ce14"/>
          <table:table-cell table:style-name="ce16" office:value-type="string" calcext:value-type="string">
            <text:p>Minutes</text:p>
          </table:table-cell>
          <table:table-cell table:style-name="ce16" office:value-type="string" calcext:value-type="string">
            <text:p>Seconds</text:p>
          </table:table-cell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5:32:58.9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8T17:36:14.351000000</meta:creation-date>
    <dc:date>2020-03-29T15:59:16.343000000</dc:date>
    <meta:editing-duration>PT18H11M48S</meta:editing-duration>
    <meta:editing-cycles>2</meta:editing-cycles>
    <meta:generator>LibreOffice/6.3.4.2$Windows_X86_64 LibreOffice_project/60da17e045e08f1793c57c00ba83cdfce946d0aa</meta:generator>
    <meta:document-statistic meta:table-count="2" meta:cell-count="327" meta:object-count="0"/>
  </office:meta>
</office:document-meta>
</file>